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Courier New" fo:font-weight="bold" officeooo:rsid="00069688" officeooo:paragraph-rsid="00033a8f" style:font-weight-asian="bold" style:font-weight-complex="bold"/>
    </style:style>
    <style:style style:name="P2" style:family="paragraph" style:parent-style-name="Standard">
      <style:text-properties style:font-name="Courier New" fo:font-weight="bold" officeooo:rsid="00090ad3" officeooo:paragraph-rsid="00033a8f" style:font-weight-asian="bold" style:font-weight-complex="bold"/>
    </style:style>
    <style:style style:name="P3" style:family="paragraph" style:parent-style-name="Standard">
      <style:text-properties style:font-name="Courier New" fo:font-size="10pt" style:text-underline-style="solid" style:text-underline-width="auto" style:text-underline-color="font-color" fo:font-weight="normal" officeooo:rsid="00033a8f" officeooo:paragraph-rsid="00033a8f" style:font-size-asian="8.75pt" style:font-weight-asian="normal" style:font-size-complex="10pt" style:font-weight-complex="normal"/>
    </style:style>
    <style:style style:name="P4" style:family="paragraph" style:parent-style-name="Standard">
      <style:text-properties style:font-name="Courier New" fo:font-size="10pt" fo:font-weight="normal" officeooo:rsid="00033a8f" officeooo:paragraph-rsid="00033a8f" style:font-size-asian="8.75pt" style:font-weight-asian="normal" style:font-size-complex="10pt" style:font-weight-complex="normal"/>
    </style:style>
    <style:style style:name="P5" style:family="paragraph" style:parent-style-name="Standard">
      <style:text-properties style:font-name="Courier New" fo:font-size="10pt" style:text-underline-style="solid" style:text-underline-width="auto" style:text-underline-color="font-color" fo:font-weight="normal" officeooo:rsid="00044dbd" officeooo:paragraph-rsid="00044dbd" style:font-size-asian="8.75pt" style:font-weight-asian="normal" style:font-size-complex="10pt" style:font-weight-complex="normal"/>
    </style:style>
    <style:style style:name="P6" style:family="paragraph" style:parent-style-name="Standard">
      <style:text-properties style:font-name="Courier New" fo:font-size="10pt" fo:font-weight="normal" officeooo:rsid="00071101" officeooo:paragraph-rsid="00071101" style:font-size-asian="8.75pt" style:font-weight-asian="normal" style:font-size-complex="10pt" style:font-weight-complex="normal"/>
    </style:style>
    <style:style style:name="T1" style:family="text">
      <style:text-properties officeooo:rsid="00033a8f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style:text-underline-style="solid" style:text-underline-type="double" style:text-underline-width="auto" style:text-underline-color="font-color" fo:font-weight="bold" style:font-weight-asian="bold" style:font-weight-complex="bold"/>
    </style:style>
    <style:style style:name="T4" style:family="text">
      <style:text-properties style:text-underline-style="dotted" style:text-underline-width="bold" style:text-underline-color="font-color"/>
    </style:style>
    <style:style style:name="T5" style:family="text">
      <style:text-properties style:text-underline-style="solid" style:text-underline-width="auto" style:text-underline-color="font-color" fo:font-weight="bold" officeooo:rsid="00044dbd" style:font-weight-asian="bold" style:font-weight-complex="bold"/>
    </style:style>
    <style:style style:name="T6" style:family="text">
      <style:text-properties officeooo:rsid="00044dbd"/>
    </style:style>
    <style:style style:name="T7" style:family="text">
      <style:text-properties style:text-underline-style="solid" style:text-underline-type="double" style:text-underline-width="auto" style:text-underline-color="font-color" fo:font-weight="bold" officeooo:rsid="00044dbd" style:font-weight-asian="bold" style:font-weight-complex="bold"/>
    </style:style>
    <style:style style:name="T8" style:family="text">
      <style:text-properties style:text-underline-style="dotted" style:text-underline-width="bold" style:text-underline-color="font-color" officeooo:rsid="00044dbd"/>
    </style:style>
    <style:style style:name="T9" style:family="text"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ctividad 4.<text:span text:style-name="T1">4</text:span></text:p>
      <text:p text:style-name="P1">Tema 4. Transformacion Modelo E/R al Modelo Relacional</text:p>
      <text:p text:style-name="P2">Base de dato 25/26</text:p>
      <text:p text:style-name="P2">Adrián Campos Espejo</text:p>
      <text:p text:style-name="P2"/>
      <text:p text:style-name="P3">Ejercicio 1</text:p>
      <text:p text:style-name="P4"/>
      <text:p text:style-name="P4">ARBITRO (<text:span text:style-name="T2">#id</text:span>, nombre, <text:span text:style-name="T3">NColegiado</text:span>)</text:p>
      <text:p text:style-name="P4">PARTIDOS (<text:span text:style-name="T2">#id</text:span>, fecha, observaciones, <text:span text:style-name="T4">arbitro_id</text:span>)</text:p>
      <text:p text:style-name="P4"><text:tab/>arbitro_id → Arbitro (Not Null, M:C, B:R)</text:p>
      <text:p text:style-name="P4"/>
      <text:p text:style-name="P4"/>
      <text:p text:style-name="P3">Ejercicio 2</text:p>
      <text:p text:style-name="P4"/>
      <text:p text:style-name="P4">HABITANTE (<text:span text:style-name="T2">#id</text:span>, nombre, <text:span text:style-name="T3">dni</text:span>)</text:p>
      <text:p text:style-name="P4">PASAPORTE (<text:span text:style-name="T2">#id</text:span>, expedicion, <text:span text:style-name="T3">numero</text:span>, <text:span text:style-name="T4">habitante_id</text:span>, fechaEmision, fechaCaducidad)</text:p>
      <text:p text:style-name="P4"><text:tab/>habitante_id → Habitante (Not Null, M:C, B:R)</text:p>
      <text:p text:style-name="P4"/>
      <text:p text:style-name="P4"/>
      <text:p text:style-name="P3">Ejercicio 3</text:p>
      <text:p text:style-name="P4"/>
      <text:p text:style-name="P4">JUGADOR (<text:span text:style-name="T2">#id</text:span>, nombre)</text:p>
      <text:p text:style-name="P4">EQUIPO (<text:span text:style-name="T2">#id</text:span>, nombre, <text:span text:style-name="T4">jugador_id</text:span>, fecha)</text:p>
      <text:p text:style-name="P4"><text:tab/>jugador_id → Jugadores (Not Null, M:C, B:R)</text:p>
      <text:p text:style-name="P4"/>
      <text:p text:style-name="P4"/>
      <text:p text:style-name="P3">Ejercicio 4</text:p>
      <text:p text:style-name="P4"/>
      <text:p text:style-name="P4">LOCALIDAD (<text:span text:style-name="T5">#id</text:span><text:span text:style-name="T6">, </text:span><text:span text:style-name="T7">dni</text:span><text:span text:style-name="T6">, nombre, fecha, </text:span><text:span text:style-name="T8">alcalde_id</text:span><text:span text:style-name="T6">)</text:span></text:p>
      <text:p text:style-name="P4"><text:tab/><text:span text:style-name="T6">alcalde_id → Alcalde (Not Null, M:R, B:R)</text:span></text:p>
      <text:p text:style-name="P4">ALCALDE <text:span text:style-name="T6">(</text:span><text:span text:style-name="T5">#id</text:span><text:span text:style-name="T6">, nombre, habitantes)</text:span></text:p>
      <text:p text:style-name="P4"/>
      <text:p text:style-name="P4"/>
      <text:p text:style-name="P5">Ejercicio 5</text:p>
      <text:p text:style-name="P4"/>
      <text:p text:style-name="P6">USUARIO (<text:span text:style-name="T2">#id</text:span>, nombre, <text:span text:style-name="T3">email</text:span><text:span text:style-name="T9">)</text:span></text:p>
      <text:p text:style-name="P6"><text:span text:style-name="T9">EsAmigoPreferido (</text:span><text:span text:style-name="T2">#usuario_id</text:span><text:span text:style-name="T9">, </text:span><text:span text:style-name="T4">amigo_id</text:span><text:span text:style-name="T9">)</text:span> </text:p>
      <text:p text:style-name="P6"><text:tab/>usuario_id → Usuario (Not Null, M:C, B:R)</text:p>
      <text:p text:style-name="P6"><text:tab/>amigo_id → Usuario (Not Null, M:C, B:R)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17T11:14:01.273075200</meta:creation-date>
    <dc:date>2025-11-19T09:38:47.695450100</dc:date>
    <meta:editing-duration>PT29M4S</meta:editing-duration>
    <meta:editing-cycles>2</meta:editing-cycles>
    <meta:generator>LibreOffice/25.8.2.1$Windows_X86_64 LibreOffice_project/345526217a4027cb1b9ab39bd7153c8c141a1d64</meta:generator>
    <meta:document-statistic meta:table-count="0" meta:image-count="0" meta:object-count="0" meta:page-count="1" meta:paragraph-count="25" meta:word-count="114" meta:character-count="813" meta:non-whitespace-character-count="717"/>
  </office:meta>
</office:document-meta>
</file>